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Bold" svg:font-family="'思源黑体 CN Bold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d05df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17f8f7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26ec8a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paragraph-rsid="002675f0"/>
    </style:style>
    <style:style style:name="P7" style:family="paragraph" style:parent-style-name="Standard">
      <style:text-properties style:font-name="思源黑体 CN Regular" fo:font-size="11pt" fo:font-weight="normal" officeooo:paragraph-rsid="0026ec8a"/>
    </style:style>
    <style:style style:name="P8" style:family="paragraph" style:parent-style-name="Standard">
      <style:text-properties style:font-name="思源黑体 CN Regular" fo:font-size="11pt" fo:font-weight="normal" officeooo:paragraph-rsid="002715dc"/>
    </style:style>
    <style:style style:name="P9" style:family="paragraph" style:parent-style-name="Standard">
      <style:text-properties style:font-name="思源黑体 CN Regular" fo:font-size="11pt" fo:font-weight="normal" officeooo:paragraph-rsid="000d05df"/>
    </style:style>
    <style:style style:name="P10" style:family="paragraph" style:parent-style-name="Standard">
      <style:text-properties fo:color="#000000" style:font-name="思源黑体 CN Regular" fo:font-size="11pt" fo:font-weight="normal" officeooo:paragraph-rsid="002715dc"/>
    </style:style>
    <style:style style:name="P11" style:family="paragraph" style:parent-style-name="Standard" style:list-style-name="L1">
      <style:text-properties style:font-name="思源黑体 CN Regular" fo:font-size="11pt" fo:font-weight="normal" officeooo:paragraph-rsid="000d05df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style:font-name="思源黑体 CN Regular" fo:font-size="11pt" fo:font-weight="normal" officeooo:paragraph-rsid="001e7fcb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text-properties style:font-name="思源黑体 CN Regular" fo:font-size="11pt" fo:font-weight="normal" officeooo:paragraph-rsid="001e7fcb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4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4">
      <style:text-properties style:font-name="思源黑体 CN Regular" fo:font-size="11pt" fo:font-weight="normal" officeooo:paragraph-rsid="003641bf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5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5">
      <style:text-properties style:font-name="思源黑体 CN Regular" fo:font-size="11pt" fo:font-weight="normal" officeooo:paragraph-rsid="003641bf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6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7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8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9">
      <style:text-properties style:font-name="思源黑体 CN Regular" fo:font-size="11pt" fo:font-weight="normal" officeooo:rsid="00200806" officeooo:paragraph-rsid="00200806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9">
      <style:text-properties style:font-name="思源黑体 CN Regular" fo:font-size="11pt" fo:font-weight="normal" officeooo:rsid="00200806" officeooo:paragraph-rsid="0020108a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9">
      <style:text-properties style:font-name="思源黑体 CN Regular" fo:font-size="11pt" fo:font-weight="normal" officeooo:rsid="00200806" officeooo:paragraph-rsid="00219298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0">
      <style:text-properties style:font-name="思源黑体 CN Regular" fo:font-size="11pt" fo:font-weight="normal" officeooo:rsid="00200806" officeooo:paragraph-rsid="00219298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1">
      <style:text-properties style:font-name="思源黑体 CN Regular" fo:font-size="11pt" fo:font-weight="normal" officeooo:paragraph-rsid="00142185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2">
      <style:text-properties style:font-name="思源黑体 CN Regular" fo:font-size="11pt" fo:font-weight="normal" officeooo:paragraph-rsid="001604cd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2">
      <style:text-properties style:font-name="思源黑体 CN Regular" fo:font-size="11pt" fo:font-weight="normal" officeooo:paragraph-rsid="0027327c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2">
      <style:text-properties style:font-name="思源黑体 CN Regular" fo:font-size="11pt" fo:font-weight="normal" officeooo:rsid="0018a424" officeooo:paragraph-rsid="003c993e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13">
      <style:text-properties style:font-name="思源黑体 CN Regular" fo:font-size="11pt" fo:font-weight="normal" officeooo:paragraph-rsid="0017f8f7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13">
      <style:text-properties style:font-name="思源黑体 CN Regular" fo:font-size="11pt" fo:font-weight="normal" officeooo:paragraph-rsid="00279c47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14">
      <style:text-properties style:font-name="思源黑体 CN Regular" fo:font-size="11pt" fo:font-weight="normal" officeooo:paragraph-rsid="0017f8f7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15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15">
      <style:text-properties style:font-name="思源黑体 CN Regular" fo:font-size="11pt" fo:font-weight="normal" officeooo:paragraph-rsid="00279c47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 style:list-style-name="L16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37" style:family="paragraph" style:parent-style-name="Standard" style:list-style-name="L16">
      <style:text-properties style:font-name="思源黑体 CN Regular" fo:font-size="11pt" fo:font-weight="normal" officeooo:paragraph-rsid="00279c47" style:font-name-asian="思源黑体 CN Regular" style:font-size-asian="11pt" style:font-weight-asian="normal" style:font-size-complex="11pt" style:font-weight-complex="normal"/>
    </style:style>
    <style:style style:name="P38" style:family="paragraph" style:parent-style-name="Standard" style:list-style-name="L17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39" style:family="paragraph" style:parent-style-name="Standard" style:list-style-name="L18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40" style:family="paragraph" style:parent-style-name="Standard" style:list-style-name="L18">
      <style:text-properties style:font-name="思源黑体 CN Regular" fo:font-size="11pt" fo:font-weight="normal" officeooo:paragraph-rsid="003e77ab" style:font-name-asian="思源黑体 CN Regular" style:font-size-asian="11pt" style:font-weight-asian="normal" style:font-size-complex="11pt" style:font-weight-complex="normal"/>
    </style:style>
    <style:style style:name="P41" style:family="paragraph" style:parent-style-name="Standard" style:list-style-name="L19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42" style:family="paragraph" style:parent-style-name="Standard" style:list-style-name="L20">
      <style:text-properties style:font-name="思源黑体 CN Regular" fo:font-size="11pt" fo:font-weight="normal" officeooo:paragraph-rsid="001c21ad" style:font-name-asian="思源黑体 CN Regular" style:font-size-asian="11pt" style:font-weight-asian="normal" style:font-size-complex="11pt" style:font-weight-complex="normal"/>
    </style:style>
    <style:style style:name="P43" style:family="paragraph" style:parent-style-name="Standard" style:list-style-name="L20">
      <style:text-properties style:font-name="思源黑体 CN Regular" fo:font-size="11pt" fo:font-weight="normal" officeooo:paragraph-rsid="001c89a8" style:font-name-asian="思源黑体 CN Regular" style:font-size-asian="11pt" style:font-weight-asian="normal" style:font-size-complex="11pt" style:font-weight-complex="normal"/>
    </style:style>
    <style:style style:name="P44" style:family="paragraph" style:parent-style-name="Standard" style:list-style-name="L21">
      <style:text-properties style:font-name="思源黑体 CN Regular" fo:font-size="11pt" fo:font-weight="normal" officeooo:paragraph-rsid="001c89a8" style:font-name-asian="思源黑体 CN Regular" style:font-size-asian="11pt" style:font-weight-asian="normal" style:font-size-complex="11pt" style:font-weight-complex="normal"/>
    </style:style>
    <style:style style:name="P45" style:family="paragraph" style:parent-style-name="Standard" style:list-style-name="L9">
      <style:text-properties style:font-name="思源黑体 CN Regular" fo:font-size="11pt" fo:font-weight="normal" officeooo:paragraph-rsid="0027327c"/>
    </style:style>
    <style:style style:name="P46" style:family="paragraph" style:parent-style-name="Standard" style:list-style-name="L9">
      <style:text-properties style:font-name="思源黑体 CN Regular" fo:font-size="11pt" fo:font-weight="normal" officeooo:paragraph-rsid="0026ec8a"/>
    </style:style>
    <style:style style:name="P47" style:family="paragraph" style:parent-style-name="Standard" style:list-style-name="L12">
      <style:text-properties style:font-name="思源黑体 CN Regular" fo:font-size="11pt" fo:font-weight="normal" officeooo:paragraph-rsid="0027327c"/>
    </style:style>
    <style:style style:name="P48" style:family="paragraph" style:parent-style-name="Standard" style:list-style-name="L13">
      <style:text-properties style:font-name="思源黑体 CN Regular" fo:font-size="11pt" fo:font-weight="normal" officeooo:paragraph-rsid="00279c47"/>
    </style:style>
    <style:style style:name="P49" style:family="paragraph" style:parent-style-name="Standard">
      <style:text-properties style:font-name="思源黑体 CN Regular" fo:font-size="11pt" fo:font-weight="normal" officeooo:paragraph-rsid="004a4f8d"/>
    </style:style>
    <style:style style:name="P50" style:family="paragraph" style:parent-style-name="Standard" style:list-style-name="L12">
      <style:text-properties officeooo:paragraph-rsid="00279c47" style:font-name-asian="思源黑体 CN Regular" style:font-size-asian="11pt"/>
    </style:style>
    <style:style style:name="P51" style:family="paragraph" style:parent-style-name="Standard" style:list-style-name="L19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19b27f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2" style:family="paragraph" style:parent-style-name="Standard" style:list-style-name="L19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c21ad" officeooo:paragraph-rsid="001c21ad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3" style:family="paragraph" style:parent-style-name="Standard" style:list-style-name="L20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c21ad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4" style:family="paragraph" style:parent-style-name="Standard" style:list-style-name="L21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c21ad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5" style:family="paragraph" style:parent-style-name="Standard" style:list-style-name="L20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6" style:family="paragraph" style:parent-style-name="Standard" style:list-style-name="L21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7" style:family="paragraph" style:parent-style-name="Standard" style:list-style-name="L21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c89a8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35645"/>
    </style:style>
    <style:style style:name="T4" style:family="text">
      <style:text-properties officeooo:rsid="0017f8f7"/>
    </style:style>
    <style:style style:name="T5" style:family="text">
      <style:text-properties officeooo:rsid="001aba18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01c21ad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1aba1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18a424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1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2" style:family="text">
      <style:text-properties style:font-name="思源黑体 CN Regular" fo:font-size="11pt" fo:font-weight="normal" officeooo:rsid="0027327c" style:font-weight-asian="normal" style:font-size-complex="11pt" style:font-weight-complex="normal"/>
    </style:style>
    <style:style style:name="T13" style:family="text">
      <style:text-properties officeooo:rsid="00200806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style:font-name="DejaVu Sans Mono" fo:font-size="9pt" fo:font-weight="bold" fo:background-color="#e4e4ff" loext:char-shading-value="0"/>
    </style:style>
    <style:style style:name="T16" style:family="text">
      <style:text-properties fo:color="#008000" style:font-name="DejaVu Sans Mono" fo:font-size="9pt" fo:font-weight="bold" officeooo:rsid="0018a424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17" style:family="text">
      <style:text-properties fo:color="#008000" style:font-name="DejaVu Sans Mono" fo:font-size="9pt" fo:font-weight="bold" officeooo:rsid="000fb1a5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18" style:family="text">
      <style:text-properties fo:color="#008000" style:font-name="DejaVu Sans Mono" fo:font-size="9pt" fo:font-weight="bold" officeooo:rsid="0017f8f7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19" style:family="text">
      <style:text-properties fo:color="#008000" style:font-name="DejaVu Sans Mono" fo:font-size="9pt" fo:font-weight="bold" officeooo:rsid="0019b27f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20" style:family="text">
      <style:text-properties fo:color="#008000" style:font-name="DejaVu Sans Mono" fo:font-size="9pt" fo:font-weight="bold" officeooo:rsid="002715dc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21" style:family="text">
      <style:text-properties fo:color="#008000" style:font-name="DejaVu Sans Mono" fo:font-size="9pt" fo:font-weight="bold" officeooo:rsid="000fb1a5" fo:background-color="#e4e4ff" loext:char-shading-value="0"/>
    </style:style>
    <style:style style:name="T22" style:family="text">
      <style:text-properties fo:color="#008000" style:font-name="DejaVu Sans Mono" fo:font-size="9pt" fo:font-weight="bold" officeooo:rsid="0018a424" fo:background-color="#e4e4ff" loext:char-shading-value="0"/>
    </style:style>
    <style:style style:name="T23" style:family="text">
      <style:text-properties fo:color="#008000" style:font-name="DejaVu Sans Mono" fo:font-size="9pt" fo:font-weight="bold" officeooo:rsid="002715dc" fo:background-color="#e4e4ff" loext:char-shading-value="0"/>
    </style:style>
    <style:style style:name="T24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0fb1a5" fo:background-color="#e4e4ff" loext:char-shading-value="0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25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26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style-asian="normal" style:text-emphasize="none"/>
    </style:style>
    <style:style style:name="T27" style:family="text">
      <style:text-properties style:font-name-asian="思源黑体 CN Regular" style:font-size-asian="11pt" style:font-weight-asian="normal" style:font-size-complex="11pt" style:font-weight-complex="normal"/>
    </style:style>
    <style:style style:name="T28" style:family="text">
      <style:text-properties officeooo:rsid="0018a424" style:font-name-asian="思源黑体 CN Regular" style:font-size-asian="11pt" style:font-weight-asian="normal" style:font-size-complex="11pt" style:font-weight-complex="normal"/>
    </style:style>
    <style:style style:name="T29" style:family="text">
      <style:text-properties officeooo:rsid="000fb1a5" style:font-name-asian="思源黑体 CN Regular" style:font-size-asian="11pt" style:font-weight-asian="normal" style:font-size-complex="11pt" style:font-weight-complex="normal"/>
    </style:style>
    <style:style style:name="T30" style:family="text">
      <style:text-properties officeooo:rsid="00105102" style:font-name-asian="思源黑体 CN Regular" style:font-size-asian="11pt" style:font-weight-asian="normal" style:font-size-complex="11pt" style:font-weight-complex="normal"/>
    </style:style>
    <style:style style:name="T31" style:family="text">
      <style:text-properties officeooo:rsid="0017f8f7" style:font-name-asian="思源黑体 CN Regular" style:font-size-asian="11pt" style:font-weight-asian="normal" style:font-size-complex="11pt" style:font-weight-complex="normal"/>
    </style:style>
    <style:style style:name="T32" style:family="text">
      <style:text-properties officeooo:rsid="001604cd" style:font-name-asian="思源黑体 CN Regular" style:font-size-asian="11pt" style:font-weight-asian="normal" style:font-size-complex="11pt" style:font-weight-complex="normal"/>
    </style:style>
    <style:style style:name="T33" style:family="text">
      <style:text-properties officeooo:rsid="00200806" style:font-name-asian="思源黑体 CN Regular" style:font-size-asian="11pt" style:font-weight-asian="normal" style:font-size-complex="11pt" style:font-weight-complex="normal"/>
    </style:style>
    <style:style style:name="T34" style:family="text">
      <style:text-properties officeooo:rsid="00219298" style:font-name-asian="思源黑体 CN Regular" style:font-size-asian="11pt" style:font-weight-asian="normal" style:font-size-complex="11pt" style:font-weight-complex="normal"/>
    </style:style>
    <style:style style:name="T35" style:family="text">
      <style:text-properties officeooo:rsid="00142185" style:font-name-asian="思源黑体 CN Regular" style:font-size-asian="11pt" style:font-weight-asian="normal" style:font-size-complex="11pt" style:font-weight-complex="normal"/>
    </style:style>
    <style:style style:name="T36" style:family="text">
      <style:text-properties officeooo:rsid="0019b27f" style:font-name-asian="思源黑体 CN Regular" style:font-size-asian="11pt" style:font-weight-asian="normal" style:font-size-complex="11pt" style:font-weight-complex="normal"/>
    </style:style>
    <style:style style:name="T37" style:family="text">
      <style:text-properties officeooo:rsid="001aba18" style:font-name-asian="思源黑体 CN Regular" style:font-size-asian="11pt" style:font-weight-asian="normal" style:font-size-complex="11pt" style:font-weight-complex="normal"/>
    </style:style>
    <style:style style:name="T38" style:family="text">
      <style:text-properties officeooo:rsid="003c796d" style:font-name-asian="思源黑体 CN Regular" style:font-size-asian="11pt" style:font-weight-asian="normal" style:font-size-complex="11pt" style:font-weight-complex="normal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officeooo:rsid="001c21ad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officeooo:rsid="001aba1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officeooo:rsid="0018a424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officeooo: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officeooo:rsid="0027327c"/>
    </style:style>
    <style:style style:name="T44" style:family="text">
      <style:text-properties fo:color="#808080" style:font-name-asian="DejaVu Sans" style:font-size-asian="9pt" style:font-style-asian="italic"/>
    </style:style>
    <style:style style:name="T45" style:family="text">
      <style:text-properties fo:color="#808080" style:font-name-asian="思源黑体 CN Bold" style:font-size-asian="9pt" style:font-style-asian="italic"/>
    </style:style>
    <style:style style:name="T46" style:family="text">
      <style:text-properties fo:color="#808080" officeooo:rsid="0027327c" style:font-name-asian="思源黑体 CN Bold" style:font-size-asian="9pt" style:font-style-asian="italic"/>
    </style:style>
    <style:style style:name="T47" style:family="text">
      <style:text-properties fo:color="#808080" style:font-name="思源黑体 CN Regular" fo:font-size="11pt" fo:font-weight="normal" style:font-name-asian="思源黑体 CN Bold" style:font-size-asian="9pt" style:font-style-asian="italic" style:font-weight-asian="normal" style:font-size-complex="11pt" style:font-weight-complex="normal"/>
    </style:style>
    <style:style style:name="T48" style:family="text">
      <style:text-properties fo:color="#808080" style:font-name="思源黑体 CN Regular" fo:font-size="11pt" fo:font-weight="normal" officeooo:rsid="0027327c" style:font-name-asian="思源黑体 CN Bold" style:font-size-asian="9pt" style:font-style-asian="italic" style:font-weight-asian="normal" style:font-size-complex="11pt" style:font-weight-complex="normal"/>
    </style:style>
    <style:style style:name="T49" style:family="text">
      <style:text-properties fo:color="#808080" style:font-name="思源黑体 CN Regular" fo:font-size="11pt" fo:font-weight="normal" style:font-name-asian="DejaVu Sans" style:font-size-asian="9pt" style:font-style-asian="italic" style:font-weight-asian="normal" style:font-size-complex="11pt" style:font-weight-complex="normal"/>
    </style:style>
    <style:style style:name="T50" style:family="text">
      <style:text-properties officeooo:rsid="003641bf"/>
    </style:style>
    <style:style style:name="T51" style:family="text">
      <style:text-properties officeooo:rsid="003c796d"/>
    </style:style>
    <style:style style:name="T52" style:family="text">
      <style:text-properties officeooo:rsid="003e77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9"><text:span text:style-name="T27">模块名:离职管理<text:tab/><text:tab/></text:span><text:span text:style-name="T14">dimission</text:span></text:p>
      <text:p text:style-name="P1"><text:tab/>导航<text:span text:style-name="T2">下拉名_1:离职管理</text:span></text:p>
      <text:p text:style-name="P1"><text:tab/><text:tab/>导航<text:span text:style-name="T2">名_1:离职信息</text:span></text:p>
      <text:p text:style-name="P8"><text:span text:style-name="T27"><text:tab/><text:tab/><text:tab/><text:tab/>功能名_</text:span><text:span text:style-name="T28">1:列表 功能类型:网格<text:tab/></text:span><text:bookmark-start text:name="__DdeLink__20381_1590984082"/><text:span text:style-name="T28">(/</text:span><text:span text:style-name="T15">dimissioninfo/</text:span><text:span text:style-name="T16">v1/maps</text:span><text:span text:style-name="T28">)</text:span><text:bookmark-end text:name="__DdeLink__20381_1590984082"/></text:p>
      <text:list xml:id="list8467347292076520835" text:style-name="L1">
        <text:list-item>
          <text:p text:style-name="P11"><text:bookmark-start text:name="__DdeLink__85_1631178521"/>字段名:离职人员姓名</text:p>
        </text:list-item>
        <text:list-item>
          <text:p text:style-name="P11">字段名:地区</text:p>
        </text:list-item>
        <text:list-item>
          <text:p text:style-name="P11">字段名:部门/项目组</text:p>
        </text:list-item>
        <text:list-item>
          <text:p text:style-name="P11">字段名:员工编号</text:p>
        </text:list-item>
        <text:list-item>
          <text:p text:style-name="P11">字段名:岗位</text:p>
        </text:list-item>
        <text:list-item>
          <text:p text:style-name="P11">字段名:岗位层级</text:p>
        </text:list-item>
        <text:list-item>
          <text:p text:style-name="P11">字段名:学历</text:p>
        </text:list-item>
        <text:list-item>
          <text:p text:style-name="P11">字段名:私人邮箱</text:p>
        </text:list-item>
        <text:list-item>
          <text:p text:style-name="P11">字段名:联系电话</text:p>
        </text:list-item>
        <text:list-item>
          <text:p text:style-name="P11">字段名:入职时间</text:p>
        </text:list-item>
        <text:list-item>
          <text:p text:style-name="P11">字段名:离职类型</text:p>
        </text:list-item>
        <text:list-item>
          <text:p text:style-name="P11">字段名:离职原因</text:p>
        </text:list-item>
        <text:list-item>
          <text:p text:style-name="P11">字段名:员工状态</text:p>
        </text:list-item>
        <text:list-item>
          <text:p text:style-name="P11">字段名:在司工龄</text:p>
        </text:list-item>
        <text:list-item>
          <text:p text:style-name="P11">字段名:申请离职日期</text:p>
        </text:list-item>
        <text:list-item>
          <text:p text:style-name="P11">字段名:是否申请提前离职</text:p>
        </text:list-item>
        <text:list-item>
          <text:p text:style-name="P11">字段名:提前离职日期</text:p>
        </text:list-item>
        <text:list-item>
          <text:p text:style-name="P11">字段名:提前原因</text:p>
        </text:list-item>
        <text:list-item>
          <text:p text:style-name="P11">字段名:离职状态</text:p>
        </text:list-item>
        <text:list-item>
          <text:p text:style-name="P11">字段名:正常离职时间</text:p>
        </text:list-item>
        <text:list-item>
          <text:p text:style-name="P11">字段名:离职面谈负责人</text:p>
        </text:list-item>
        <text:list-item>
          <text:p text:style-name="P11">字段名:面谈内容</text:p>
        </text:list-item>
        <text:list-item>
          <text:p text:style-name="P11">字段名:面谈意见<text:bookmark-end text:name="__DdeLink__85_1631178521"/></text:p>
        </text:list-item>
        <text:list-item>
          <text:p text:style-name="P11">字段名:项目经理</text:p>
        </text:list-item>
        <text:list-item>
          <text:p text:style-name="P11">字段名:项目经理面谈意见</text:p>
        </text:list-item>
        <text:list-item>
          <text:p text:style-name="P11">字段名:总经办审批意见</text:p>
        </text:list-item>
        <text:list-item>
          <text:p text:style-name="P11">字段名:通过提前离职</text:p>
        </text:list-item>
        <text:list-item>
          <text:p text:style-name="P11">字段名:离职办理状态</text:p>
        </text:list-item>
        <text:list-item>
          <text:p text:style-name="P11">字段名:薪资确认情况</text:p>
        </text:list-item>
        <text:list-item>
          <text:p text:style-name="P11">字段名:薪资详情</text:p>
        </text:list-item>
        <text:list-item>
          <text:p text:style-name="P11">字段名:离职确认情况</text:p>
        </text:list-item>
      </text:list>
      <text:p text:style-name="P6"><text:span text:style-name="T27"><text:tab/><text:tab/><text:tab/><text:tab/>功能名_</text:span><text:span text:style-name="T29">2:申请离职 功能类型:编辑</text:span><text:bookmark-start text:name="__DdeLink__20383_1590984082"/><text:span text:style-name="T29">(/</text:span><text:span text:style-name="T17">dimissioninfo/</text:span><text:span text:style-name="T22">v1/apply</text:span><text:span text:style-name="T28">)</text:span><text:bookmark-end text:name="__DdeLink__20383_1590984082"/></text:p>
      <text:list xml:id="list6729666978712948721" text:style-name="L2">
        <text:list-item>
          <text:p text:style-name="P12"><text:bookmark-start text:name="__DdeLink__83_1631178521"/>字段名:离职原因 字段类型:文本框 必填</text:p>
        </text:list-item>
        <text:list-item>
          <text:p text:style-name="P13"><text:bookmark-start text:name="__DdeLink__643_1631178521"/>字段名:私人邮箱 字段类型:文本框 必填<text:bookmark-end text:name="__DdeLink__643_1631178521"/></text:p>
        </text:list-item>
        <text:list-item>
          <text:p text:style-name="P12">字段名:申请离职日期 字段类型:日期框 必填</text:p>
        </text:list-item>
        <text:list-item>
          <text:p text:style-name="P12">字段名:是否申请提前离职 字段类型:开关按钮 默认:否 必填</text:p>
        </text:list-item>
        <text:list-item>
          <text:p text:style-name="P12">字段名:提前离职日期 字段类型:日期框 非必填</text:p>
        </text:list-item>
        <text:list-item>
          <text:p text:style-name="P12"><text:soft-page-break/>字段名:提前原因 字段类型:文本框 非必填<text:bookmark-end text:name="__DdeLink__83_1631178521"/></text:p>
        </text:list-item>
      </text:list>
      <text:p text:style-name="P49"><text:span text:style-name="T27"><text:tab/><text:tab/><text:tab/><text:tab/>功能名_</text:span><text:span text:style-name="T30">3:编辑 功能类型:编辑</text:span><text:bookmark-start text:name="__DdeLink__20385_1590984082"/><text:span text:style-name="T30">(/</text:span><text:span text:style-name="T17">dimissioninfo/</text:span><text:span text:style-name="T22">v1/applyUpdate/{id}</text:span><text:span text:style-name="T28">)</text:span><text:bookmark-end text:name="__DdeLink__20385_1590984082"/></text:p>
      <text:list xml:id="list3669106551513983368" text:style-name="L3">
        <text:list-item>
          <text:p text:style-name="P14">字段名:离职原因 字段类型:文本框 必填</text:p>
        </text:list-item>
        <text:list-item>
          <text:p text:style-name="P15">字段名:私人邮箱 字段类型:文本框 必填</text:p>
        </text:list-item>
        <text:list-item>
          <text:p text:style-name="P14">字段名:申请离职日期 字段类型:日期框 必填</text:p>
        </text:list-item>
        <text:list-item>
          <text:p text:style-name="P14">字段名:是否申请提前离职 字段类型:开关按钮 默认:否 必填</text:p>
        </text:list-item>
        <text:list-item>
          <text:p text:style-name="P14">字段名:提前离职日期 字段类型:日期框 非必填</text:p>
        </text:list-item>
        <text:list-item>
          <text:p text:style-name="P14">字段名:提前原因 字段类型:文本框 非必填</text:p>
        </text:list-item>
      </text:list>
      <text:p text:style-name="P7"><text:span text:style-name="T27"><text:tab/><text:tab/><text:tab/><text:tab/>功能名_</text:span><text:span text:style-name="T31">4:删除 功能类型:编辑</text:span><text:bookmark-start text:name="__DdeLink__20387_1590984082"/><text:span text:style-name="T31">(/</text:span><text:span text:style-name="T17">dimissioninfo/</text:span><text:span text:style-name="T22">v1/delete/{id}</text:span><text:span text:style-name="T28">)</text:span><text:bookmark-end text:name="__DdeLink__20387_1590984082"/></text:p>
      <text:p text:style-name="P7"><text:span text:style-name="T27"><text:tab/><text:tab/><text:tab/><text:tab/>功能名_</text:span><text:span text:style-name="T31">5:负责人面谈 功能类型:编辑<text:tab/></text:span><text:bookmark-start text:name="__DdeLink__20389_1590984082"/><text:span text:style-name="T31">(/</text:span><text:span text:style-name="T17">dimissioninfo/</text:span><text:span text:style-name="T22">v1/authority/{id}</text:span><text:span text:style-name="T28">)</text:span><text:bookmark-end text:name="__DdeLink__20389_1590984082"/></text:p>
      <text:list xml:id="list6670192965829528250" text:style-name="L4">
        <text:list-item>
          <text:p text:style-name="P16">字段名:面谈内容 字段类型:文本框 必填</text:p>
        </text:list-item>
        <text:list-item>
          <text:p text:style-name="P16">字段名:<text:bookmark-start text:name="__DdeLink__1147_441165464"/>面谈<text:bookmark-end text:name="__DdeLink__1147_441165464"/>意见 字段类型:文本框 必填</text:p>
        </text:list-item>
        <text:list-item>
          <text:p text:style-name="P17">字段名:权责 <text:s/>固定<text:span text:style-name="T51">值(true) <text:s/>前端处理页面不用显示</text:span></text:p>
        </text:list-item>
      </text:list>
      <text:p text:style-name="P7"><text:span text:style-name="T27"><text:tab/><text:tab/><text:tab/><text:tab/>功能名_</text:span><text:span text:style-name="T31">6:项目经理面谈 功能类型:编辑</text:span><text:bookmark-start text:name="__DdeLink__20391_1590984082"/><text:span text:style-name="T31">(/</text:span><text:span text:style-name="T17">dimissioninfo/</text:span><text:span text:style-name="T16">v1/</text:span><text:span text:style-name="T22">interview</text:span><text:span text:style-name="T16">/{id}</text:span><text:span text:style-name="T28">)</text:span><text:bookmark-end text:name="__DdeLink__20391_1590984082"/></text:p>
      <text:list xml:id="list4315531917301947432" text:style-name="L5">
        <text:list-item>
          <text:p text:style-name="P18">字段名:面谈意见 字段类型:文本框 必填</text:p>
        </text:list-item>
        <text:list-item>
          <text:p text:style-name="P19">字段名:权责 <text:s/>固定值<text:span text:style-name="T50">(false) <text:s/>前端处理页面不用显示</text:span></text:p>
        </text:list-item>
      </text:list>
      <text:p text:style-name="P7"><text:span text:style-name="T27"><text:tab/><text:tab/><text:tab/><text:tab/>功能名_</text:span><text:span text:style-name="T31">7:总经办审核 功能类型:编辑</text:span><text:bookmark-start text:name="__DdeLink__20393_1590984082"/><text:span text:style-name="T31">(/</text:span><text:span text:style-name="T17">dimissioninfo/</text:span><text:span text:style-name="T16">v1/</text:span><text:span text:style-name="T22">audit</text:span><text:span text:style-name="T16">/{id}</text:span><text:span text:style-name="T28">)</text:span><text:bookmark-end text:name="__DdeLink__20393_1590984082"/></text:p>
      <text:list xml:id="list5817522508687797719" text:style-name="L6">
        <text:list-item>
          <text:p text:style-name="P20">字段名:意见 字段类型:文本框 必填</text:p>
        </text:list-item>
        <text:list-item>
          <text:p text:style-name="P20">字段名:通过提前离职 字段类型:开关按钮 默认:否</text:p>
        </text:list-item>
      </text:list>
      <text:p text:style-name="P7"><text:span text:style-name="T27"><text:tab/><text:tab/><text:tab/><text:tab/>功能名_</text:span><text:span text:style-name="T31">8:确认薪资情况 功能类型:编辑</text:span><text:bookmark-start text:name="__DdeLink__20395_1590984082"/><text:span text:style-name="T31">(/</text:span><text:span text:style-name="T17">dimissioninfo/</text:span><text:span text:style-name="T16">v1/</text:span><text:span text:style-name="T22">affirm</text:span><text:span text:style-name="T16">/{id}</text:span><text:span text:style-name="T28">)</text:span><text:bookmark-end text:name="__DdeLink__20395_1590984082"/></text:p>
      <text:list xml:id="list2602662379181684464" text:style-name="L7">
        <text:list-item>
          <text:p text:style-name="P21">字段名:是否确认无误 字段类型:开关按钮 默认:否</text:p>
        </text:list-item>
      </text:list>
      <text:p text:style-name="P7"><text:span text:style-name="T27"><text:tab/><text:tab/><text:tab/><text:tab/>功能名_</text:span><text:span text:style-name="T31">9:上传附件 功能类型:编辑</text:span><text:bookmark-start text:name="__DdeLink__20397_1590984082"/><text:span text:style-name="T31">(/</text:span><text:span text:style-name="T17">dimissioninfo/</text:span><text:span text:style-name="T22">v1/uploadEnclosure/{id}</text:span><text:span text:style-name="T28">)</text:span><text:bookmark-end text:name="__DdeLink__20397_1590984082"/></text:p>
      <text:p text:style-name="P7"><text:span text:style-name="T27"><text:tab/><text:tab/><text:tab/><text:tab/>功能名_</text:span><text:span text:style-name="T31">10:确认离职 功能类型:编辑</text:span><text:bookmark-start text:name="__DdeLink__20399_1590984082"/><text:span text:style-name="T31">(/</text:span><text:span text:style-name="T17">dimissioninfo/</text:span><text:span text:style-name="T22">v1/success/{id}</text:span><text:span text:style-name="T28">)</text:span><text:bookmark-end text:name="__DdeLink__20399_1590984082"/></text:p>
      <text:p text:style-name="P7"><text:span text:style-name="T27"><text:tab/><text:tab/><text:tab/><text:tab/>功能名_</text:span><text:span text:style-name="T32">11:修改离职类型 功能类型:编辑(/</text:span><text:span text:style-name="T17">dimissioninfo/</text:span><text:span text:style-name="T16">v1/</text:span><text:span text:style-name="T22">editType</text:span><text:span text:style-name="T16">/{id}</text:span><text:span text:style-name="T28">)</text:span></text:p>
      <text:list xml:id="list995891631107204593" text:style-name="L8">
        <text:list-item>
          <text:p text:style-name="P22">字段名:离职类型 字段类型:单选框 必填</text:p>
        </text:list-item>
      </text:list>
      <text:p text:style-name="P5"><text:tab/><text:tab/><text:tab/><text:tab/>功能名_<text:span text:style-name="T13">12:汇总 功能类型:网格</text:span></text:p>
      <text:list xml:id="list7641029267671640463" text:style-name="L9">
        <text:list-item>
          <text:p text:style-name="P45"><text:span text:style-name="T33">字段名:项目组</text:span><text:span text:style-name="T38">(部门)</text:span><text:span text:style-name="T33"> 字段类型:单选框 非必填</text:span><text:bookmark-start text:name="__DdeLink__20450_1590984082"/><text:span text:style-name="T33">(/</text:span><text:span text:style-name="T17">dimissioninfo/</text:span><text:span text:style-name="T22">v1/getDepartment</text:span><text:span text:style-name="T28">)</text:span><text:bookmark-end text:name="__DdeLink__20450_1590984082"/></text:p>
        </text:list-item>
        <text:list-item>
          <text:p text:style-name="P45"><text:span text:style-name="T33">字段名:岗位 字段类型:单选框 非必填(/</text:span><text:span text:style-name="T17">dimissioninfo/</text:span><text:span text:style-name="T22">v1/getPosition</text:span><text:span text:style-name="T28">)</text:span></text:p>
        </text:list-item>
        <text:list-item>
          <text:p text:style-name="P23">字段名:开始时间 字段类型:时间框 非必填</text:p>
        </text:list-item>
        <text:list-item>
          <text:p text:style-name="P23">字段名:结束时间 字段类型:时间框 非必填</text:p>
          <text:list>
            <text:list-item>
              <text:p text:style-name="P46"><text:span text:style-name="T33">项目组汇总 功能类型:网格</text:span><text:bookmark-start text:name="__DdeLink__20448_1590984082"/><text:bookmark-start text:name="__DdeLink__20402_1590984082"/><text:span text:style-name="T33">(/</text:span><text:span text:style-name="T17">dimissioninfo/</text:span><text:span text:style-name="T16">v1/</text:span><text:span text:style-name="T22">departmentCollect</text:span><text:span text:style-name="T28">)</text:span><text:bookmark-end text:name="__DdeLink__20448_1590984082"/><text:bookmark-end text:name="__DdeLink__20402_1590984082"/></text:p>
              <text:list>
                <text:list-item>
                  <text:p text:style-name="P23">字段名:项目组</text:p>
                </text:list-item>
                <text:list-item>
                  <text:p text:style-name="P23"><text:bookmark-start text:name="__DdeLink__1180_1631178521"/>字段名:自离人员数量</text:p>
                </text:list-item>
                <text:list-item>
                  <text:p text:style-name="P23">字段名:辞退人员数量</text:p>
                </text:list-item>
                <text:list-item>
                  <text:p text:style-name="P23">字段名:正常离职人员数量<text:bookmark-end text:name="__DdeLink__1180_1631178521"/></text:p>
                </text:list-item>
              </text:list>
            </text:list-item>
            <text:list-item>
              <text:p text:style-name="P46"><text:span text:style-name="T33">岗位汇总 功能类型:网格</text:span><text:bookmark-start text:name="__DdeLink__20406_1590984082"/><text:span text:style-name="T33">(/</text:span><text:span text:style-name="T17">dimissioninfo/</text:span><text:span text:style-name="T16">v1/</text:span><text:span text:style-name="T22">positionCollect</text:span><text:span text:style-name="T28">)</text:span><text:bookmark-end text:name="__DdeLink__20406_1590984082"/></text:p>
              <text:list>
                <text:list-item>
                  <text:p text:style-name="P24">字段名:<text:bookmark-start text:name="__DdeLink__20404_1590984082"/>岗位<text:bookmark-end text:name="__DdeLink__20404_1590984082"/></text:p>
                </text:list-item>
                <text:list-item>
                  <text:p text:style-name="P25">字段名:自离人员数量</text:p>
                </text:list-item>
                <text:list-item>
                  <text:p text:style-name="P25">字段名:辞退人员数量</text:p>
                </text:list-item>
                <text:list-item>
                  <text:p text:style-name="P25">字段名:正常离职人员数量</text:p>
                </text:list-item>
              </text:list>
            </text:list-item>
            <text:list-item>
              <text:p text:style-name="P46"><text:span text:style-name="T33">入职时间汇总 功能类型:网格</text:span><text:bookmark-start text:name="__DdeLink__20408_1590984082"/><text:span text:style-name="T33">(/</text:span><text:span text:style-name="T17">dimissioninfo/</text:span><text:span text:style-name="T16">v1/</text:span><text:span text:style-name="T22">entryCollect</text:span><text:span text:style-name="T28">)</text:span><text:bookmark-end text:name="__DdeLink__20408_1590984082"/></text:p>
              <text:list>
                <text:list-item>
                  <text:p text:style-name="P24">字段名:入职时间</text:p>
                </text:list-item>
                <text:list-item>
                  <text:p text:style-name="P25">字段名:自离人员数量</text:p>
                </text:list-item>
                <text:list-item>
                  <text:p text:style-name="P25"><text:soft-page-break/>字段名:辞退人员数量</text:p>
                </text:list-item>
                <text:list-item>
                  <text:p text:style-name="P25">字段名:正常离职人员数量</text:p>
                </text:list-item>
              </text:list>
            </text:list-item>
            <text:list-item>
              <text:p text:style-name="P46"><text:span text:style-name="T33">工龄汇总 功能类型:网格</text:span><text:bookmark-start text:name="__DdeLink__20410_1590984082"/><text:span text:style-name="T33">(/</text:span><text:span text:style-name="T17">dimissioninfo/</text:span><text:span text:style-name="T16">v1/</text:span><text:span text:style-name="T22">seniorityCollect</text:span><text:span text:style-name="T28">)</text:span><text:bookmark-end text:name="__DdeLink__20410_1590984082"/></text:p>
              <text:list>
                <text:list-item>
                  <text:p text:style-name="P24">字段名:在司工龄</text:p>
                </text:list-item>
                <text:list-item>
                  <text:p text:style-name="P25">字段名:自离人员数量</text:p>
                </text:list-item>
                <text:list-item>
                  <text:p text:style-name="P25">字段名:辞退人员数量</text:p>
                </text:list-item>
                <text:list-item>
                  <text:p text:style-name="P25">字段名:正常离职人员数量</text:p>
                </text:list-item>
              </text:list>
            </text:list-item>
            <text:list-item>
              <text:p text:style-name="P46"><text:span text:style-name="T33">学历汇总 功能类型:网格</text:span><text:bookmark-start text:name="__DdeLink__20412_1590984082"/><text:span text:style-name="T33">(/</text:span><text:span text:style-name="T17">dimissioninfo/</text:span><text:span text:style-name="T16">v1/</text:span><text:span text:style-name="T22">educationCollect</text:span><text:span text:style-name="T28">)</text:span><text:bookmark-end text:name="__DdeLink__20412_1590984082"/></text:p>
              <text:list>
                <text:list-item>
                  <text:p text:style-name="P24">字段名:学历</text:p>
                </text:list-item>
                <text:list-item>
                  <text:p text:style-name="P25">字段名:自离人员数量</text:p>
                </text:list-item>
                <text:list-item>
                  <text:p text:style-name="P25">字段名:辞退人员数量</text:p>
                </text:list-item>
                <text:list-item>
                  <text:p text:style-name="P25">字段名:正常离职人员数量</text:p>
                </text:list-item>
              </text:list>
            </text:list-item>
          </text:list>
        </text:list-item>
      </text:list>
      <text:p text:style-name="P7"><text:span text:style-name="T33"><text:tab/><text:tab/><text:tab/><text:tab/>功能名_</text:span><text:span text:style-name="T34">13:原因汇总 功能类型:网格</text:span><text:bookmark-start text:name="__DdeLink__20416_1590984082"/><text:bookmark-start text:name="__DdeLink__20414_1590984082"/><text:span text:style-name="T33">(/</text:span><text:span text:style-name="T17">dimissioninfo/</text:span><text:span text:style-name="T16">v1/</text:span><text:span text:style-name="T22">reasonCollect</text:span><text:span text:style-name="T28">)</text:span><text:bookmark-end text:name="__DdeLink__20416_1590984082"/><text:bookmark-end text:name="__DdeLink__20414_1590984082"/></text:p>
      <text:list xml:id="list2973512654074962207" text:style-name="L10">
        <text:list-item>
          <text:p text:style-name="P26">字段名:开始时间 字段类型:时间框 非必填</text:p>
        </text:list-item>
        <text:list-item>
          <text:p text:style-name="P26">字段名:结束时间 字段类型:时间框 非必填</text:p>
          <text:list>
            <text:list-item>
              <text:p text:style-name="P26">字段类型:离职类型</text:p>
            </text:list-item>
            <text:list-item>
              <text:p text:style-name="P26">字段类型:原因明细</text:p>
            </text:list-item>
            <text:list-item>
              <text:p text:style-name="P26">字段类型:人员数量</text:p>
            </text:list-item>
          </text:list>
        </text:list-item>
      </text:list>
      <text:p text:style-name="P2"><text:tab/><text:tab/>导航名_<text:span text:style-name="T3">2:自离信息</text:span></text:p>
      <text:p text:style-name="P7"><text:span text:style-name="T27"><text:tab/><text:tab/><text:tab/><text:tab/>功能名_</text:span><text:span text:style-name="T35">1:列表 功能类型:网格</text:span><text:bookmark-start text:name="__DdeLink__20452_1590984082"/><text:bookmark-start text:name="__DdeLink__20418_1590984082"/><text:span text:style-name="T35">(/</text:span><text:span text:style-name="T17">dimissioninfo/</text:span><text:span text:style-name="T22">v1/presumeList</text:span><text:span text:style-name="T28">)</text:span><text:bookmark-end text:name="__DdeLink__20452_1590984082"/><text:bookmark-end text:name="__DdeLink__20418_1590984082"/></text:p>
      <text:list xml:id="list1512842136491534703" text:style-name="L11">
        <text:list-item>
          <text:p text:style-name="P27">字段名:离职人员姓名</text:p>
        </text:list-item>
        <text:list-item>
          <text:p text:style-name="P27">字段名:地区</text:p>
        </text:list-item>
        <text:list-item>
          <text:p text:style-name="P27">字段名:部门/项目组</text:p>
        </text:list-item>
        <text:list-item>
          <text:p text:style-name="P27">字段名:员工编号</text:p>
        </text:list-item>
        <text:list-item>
          <text:p text:style-name="P27">字段名:岗位</text:p>
        </text:list-item>
        <text:list-item>
          <text:p text:style-name="P27">字段名:岗位层级</text:p>
        </text:list-item>
        <text:list-item>
          <text:p text:style-name="P27">字段名:学历</text:p>
        </text:list-item>
        <text:list-item>
          <text:p text:style-name="P27">字段名:私人邮箱</text:p>
        </text:list-item>
        <text:list-item>
          <text:p text:style-name="P27">字段名:联系电话</text:p>
        </text:list-item>
        <text:list-item>
          <text:p text:style-name="P27">字段名:入职时间</text:p>
        </text:list-item>
        <text:list-item>
          <text:p text:style-name="P27">字段名:离职类型</text:p>
        </text:list-item>
        <text:list-item>
          <text:p text:style-name="P27">字段名:离职原因</text:p>
        </text:list-item>
        <text:list-item>
          <text:p text:style-name="P27">字段名:员工状态</text:p>
        </text:list-item>
        <text:list-item>
          <text:p text:style-name="P27">字段名:在司工龄</text:p>
        </text:list-item>
        <text:list-item>
          <text:p text:style-name="P27">字段名:申请离职日期</text:p>
        </text:list-item>
        <text:list-item>
          <text:p text:style-name="P27">字段名:离职时间</text:p>
        </text:list-item>
        <text:list-item>
          <text:p text:style-name="P27">字段名:离职面谈负责人</text:p>
        </text:list-item>
        <text:list-item>
          <text:p text:style-name="P27">字段名:面谈内容</text:p>
        </text:list-item>
        <text:list-item>
          <text:p text:style-name="P27">字段名:面谈意见</text:p>
        </text:list-item>
        <text:list-item>
          <text:p text:style-name="P27">字段名:离职办理状态</text:p>
        </text:list-item>
        <text:list-item>
          <text:p text:style-name="P27">字段名:离职确认情况</text:p>
        </text:list-item>
      </text:list>
      <text:p text:style-name="P7"><text:span text:style-name="T27"><text:tab/><text:tab/><text:tab/><text:tab/>功能名_</text:span><text:span text:style-name="T32">2:添加 <text:s/>功能类型:编辑</text:span><text:bookmark-start text:name="__DdeLink__20420_1590984082"/><text:span text:style-name="T32">(/</text:span><text:span text:style-name="T17">dimissioninfo/</text:span><text:span text:style-name="T22">v1/presume</text:span><text:span text:style-name="T28">)</text:span><text:bookmark-end text:name="__DdeLink__20420_1590984082"/></text:p>
      <text:list xml:id="list8012037305545272912" text:style-name="L12">
        <text:list-item>
          <text:p text:style-name="P28"><text:bookmark-start text:name="__DdeLink__95_1631178521"/>字段名:<text:bookmark-start text:name="__DdeLink__1152_441165464"/>离职人员姓名<text:bookmark-end text:name="__DdeLink__1152_441165464"/> 字段类型:单选框 必填</text:p>
          <text:p text:style-name="P47"><text:span text:style-name="T35">(/</text:span><text:span text:style-name="T17">dimissioninfo/</text:span><text:span text:style-name="T16">v1/</text:span><text:span text:style-name="T22">getAllName</text:span><text:span text:style-name="T28">)</text:span></text:p>
        </text:list-item>
        <text:list-item>
          <text:p text:style-name="P30"><text:soft-page-break/>字段名:私人邮箱 字段类型:文本框 必填</text:p>
        </text:list-item>
        <text:list-item>
          <text:p text:style-name="P28">字段名:离职原因 <text:bookmark-start text:name="__DdeLink__1165_441165464"/>字段类型:文本框 必填<text:bookmark-end text:name="__DdeLink__1165_441165464"/></text:p>
        </text:list-item>
        <text:list-item>
          <text:p text:style-name="P28">字段名:申请离职日期 字段类型:日期框 非必填</text:p>
        </text:list-item>
        <text:list-item>
          <text:p text:style-name="P28">字段名:离职时间 字段类型:日期框 必填</text:p>
        </text:list-item>
        <text:list-item>
          <text:p text:style-name="P28">字段名:离职面谈负责人<text:bookmark-start text:name="__DdeLink__90_1631178521"/> 字段类型:文本框 非必填<text:bookmark-end text:name="__DdeLink__90_1631178521"/></text:p>
        </text:list-item>
        <text:list-item>
          <text:p text:style-name="P28">字段名:面谈内容 字段类型:文本框 非必填</text:p>
        </text:list-item>
        <text:list-item>
          <text:p text:style-name="P28">字段名:面谈意见 字段类型:文本框 非必填</text:p>
        </text:list-item>
        <text:list-item>
          <text:p text:style-name="P29">字段名:离职办理状态 <text:s/>字段类型:单选框必填</text:p>
          <text:p text:style-name="P50"><text:span text:style-name="T11"><text:s/></text:span><text:span text:style-name="T12">(</text:span><text:span text:style-name="T47">预备</text:span><text:span text:style-name="T49">离</text:span><text:span text:style-name="T47">职</text:span><text:span text:style-name="T48">(0)/未离职(1)/确认离职(2)</text:span><text:span text:style-name="T12">)</text:span></text:p>
        </text:list-item>
        <text:list-item>
          <text:p text:style-name="P28">字段名:离职确认情况 字段类型:开关按钮 默认:已确认 必填<text:bookmark-end text:name="__DdeLink__95_1631178521"/></text:p>
        </text:list-item>
      </text:list>
      <text:p text:style-name="P49"><text:span text:style-name="T27"><text:tab/><text:tab/><text:tab/><text:tab/>功能名_</text:span><text:span text:style-name="T31">3:编辑 功能类型:编辑</text:span><text:bookmark-start text:name="__DdeLink__20454_1590984082"/><text:bookmark-start text:name="__DdeLink__20423_1590984082"/><text:span text:style-name="T31">(/</text:span><text:span text:style-name="T17">dimissioninfo/</text:span><text:span text:style-name="T22">v1/</text:span><text:bookmark-start text:name="__DdeLink__1386_176624857"/><text:bookmark-end text:name="__DdeLink__1386_176624857"/><text:span text:style-name="T22">preUpdate/{id}</text:span><text:span text:style-name="T28">)</text:span><text:bookmark-end text:name="__DdeLink__20454_1590984082"/><text:bookmark-end text:name="__DdeLink__20423_1590984082"/></text:p>
      <text:list xml:id="list615131241517948902" text:style-name="L13">
        <text:list-item>
          <text:p text:style-name="P48"><text:bookmark-start text:name="__DdeLink__1150_441165464"/><text:span text:style-name="T27">字段名:离职人员姓名 字段类型:单选框 必填</text:span><text:span text:style-name="T31">(/</text:span><text:span text:style-name="T17">dimissioninfo/</text:span><text:span text:style-name="T16">v1/</text:span><text:span text:style-name="T22">getAllName</text:span><text:span text:style-name="T28">)</text:span></text:p>
        </text:list-item>
        <text:list-item>
          <text:p text:style-name="P31">字段名:离职原因 字段类型:文本框 必填</text:p>
        </text:list-item>
        <text:list-item>
          <text:p text:style-name="P31">字段名:申请离职日期 字段类型:日期框 非必填</text:p>
        </text:list-item>
        <text:list-item>
          <text:p text:style-name="P31">字段名:离职时间 字段类型:日期框 必填</text:p>
        </text:list-item>
        <text:list-item>
          <text:p text:style-name="P31">字段名:离职面谈负责人<text:bookmark-start text:name="__DdeLink__90_16311785211"/> 字段类型:文本框 非必填<text:bookmark-end text:name="__DdeLink__90_16311785211"/></text:p>
        </text:list-item>
        <text:list-item>
          <text:p text:style-name="P31">字段名:面谈内容 字段类型:文本框 非必填</text:p>
        </text:list-item>
        <text:list-item>
          <text:p text:style-name="P31">字段名:面谈意见 字段类型:文本框 非必填</text:p>
        </text:list-item>
        <text:list-item>
          <text:p text:style-name="P32">字段名:离职办理状态 <text:s/>字段类型:单选框 必填</text:p>
          <text:p text:style-name="P32"><text:span text:style-name="T43">(</text:span><text:span text:style-name="T45">预备</text:span><text:span text:style-name="T44">离</text:span><text:span text:style-name="T45">职</text:span><text:span text:style-name="T46">(0)/未离职(1)/确认离职(2)</text:span><text:span text:style-name="T43">)</text:span></text:p>
        </text:list-item>
        <text:list-item>
          <text:p text:style-name="P31">字段名:离职确认情况 字段类型:开关按钮 默认:已确认 必填<text:bookmark-end text:name="__DdeLink__1150_441165464"/></text:p>
        </text:list-item>
      </text:list>
      <text:p text:style-name="P8"><text:span text:style-name="T27"><text:tab/><text:tab/><text:tab/><text:tab/>功能名_</text:span><text:span text:style-name="T31">4:删除 功能类型:编辑</text:span><text:bookmark-start text:name="__DdeLink__20425_1590984082"/><text:span text:style-name="T31">(/</text:span><text:span text:style-name="T17">dimissioninfo/</text:span><text:span text:style-name="T22">v1/delete/{id}</text:span><text:span text:style-name="T28">)</text:span><text:bookmark-end text:name="__DdeLink__20425_1590984082"/></text:p>
      <text:p text:style-name="P3"><text:tab/><text:tab/>导航名_<text:span text:style-name="T4">3:工作交接</text:span></text:p>
      <text:p text:style-name="P8"><text:span text:style-name="T27"><text:tab/><text:tab/><text:tab/><text:tab/>功能名_</text:span><text:span text:style-name="T31">1:列表 功能类型:网格</text:span><text:bookmark-start text:name="__DdeLink__20427_1590984082"/><text:span text:style-name="T31">(/</text:span><text:span text:style-name="T18">workhandover</text:span><text:span text:style-name="T17">/</text:span><text:span text:style-name="T16">v1/</text:span><text:span text:style-name="T22">maps</text:span><text:span text:style-name="T28">)</text:span><text:bookmark-end text:name="__DdeLink__20427_1590984082"/></text:p>
      <text:list xml:id="list8258124966769709562" text:style-name="L14">
        <text:list-item>
          <text:p text:style-name="P33">字段名:交接人姓名</text:p>
        </text:list-item>
        <text:list-item>
          <text:p text:style-name="P33">字段名:被交接人姓名</text:p>
        </text:list-item>
        <text:list-item>
          <text:p text:style-name="P33">字段名:交接信息明细</text:p>
        </text:list-item>
        <text:list-item>
          <text:p text:style-name="P33">字段名:交接情况</text:p>
        </text:list-item>
        <text:list-item>
          <text:p text:style-name="P33">字段名:接受人确认</text:p>
        </text:list-item>
        <text:list-item>
          <text:p text:style-name="P33">字段名:福利模块负责人确认</text:p>
        </text:list-item>
      </text:list>
      <text:p text:style-name="P8"><text:span text:style-name="T27"><text:tab/><text:tab/><text:tab/><text:tab/>功能名_</text:span><text:span text:style-name="T36">2:添加 功能类型:编辑</text:span><text:bookmark-start text:name="__DdeLink__20429_1590984082"/><text:span text:style-name="T36">(/</text:span><text:span text:style-name="T19">workhandover</text:span><text:span text:style-name="T17">/</text:span><text:span text:style-name="T16">v1/</text:span><text:span text:style-name="T22">save</text:span><text:span text:style-name="T28">)</text:span><text:bookmark-end text:name="__DdeLink__20429_1590984082"/></text:p>
      <text:list xml:id="list7216148777744973094" text:style-name="L15">
        <text:list-item>
          <text:p text:style-name="P34">字段名:交接人姓名 字段类型:单选框 必填</text:p>
          <text:p text:style-name="P35"><text:span text:style-name="T4">(/</text:span><text:span text:style-name="T21">dimissioninfo/</text:span><text:span text:style-name="T22">v1/getAllName</text:span><text:span text:style-name="T1">)</text:span></text:p>
        </text:list-item>
        <text:list-item>
          <text:p text:style-name="P34">字段名:被交接人姓名 字段类型:单选框 必填</text:p>
          <text:p text:style-name="P35"><text:span text:style-name="T4">(/</text:span><text:span text:style-name="T21">dimissioninfo/</text:span><text:span text:style-name="T22">v1/getAllName</text:span><text:span text:style-name="T1">)</text:span></text:p>
        </text:list-item>
        <text:list-item>
          <text:p text:style-name="P34">字段名:交接信息明细 字段类型:文本框 必填</text:p>
        </text:list-item>
        <text:list-item>
          <text:p text:style-name="P34">字段名:交接情况 字段类型:文本框 必填</text:p>
        </text:list-item>
      </text:list>
      <text:p text:style-name="P8"><text:span text:style-name="T27"><text:tab/><text:tab/><text:tab/><text:tab/>功能名_</text:span><text:span text:style-name="T36">3:编辑 功能类型:编辑</text:span><text:bookmark-start text:name="__DdeLink__20431_1590984082"/><text:span text:style-name="T36">(/</text:span><text:span text:style-name="T21">workhandover</text:span><text:span text:style-name="T17">/</text:span><text:span text:style-name="T16">v1/update/</text:span><text:span text:style-name="T20">{id}</text:span><text:span text:style-name="T28">)</text:span><text:bookmark-end text:name="__DdeLink__20431_1590984082"/></text:p>
      <text:list xml:id="list8747989466824653778" text:style-name="L16">
        <text:list-item>
          <text:p text:style-name="P36">字段名:交接人姓名 字段类型:单选框 必填</text:p>
          <text:p text:style-name="P37"><text:span text:style-name="T4">(/</text:span><text:span text:style-name="T21">dimissioninfo/</text:span><text:span text:style-name="T22">v1/getAllName</text:span><text:span text:style-name="T1">)</text:span></text:p>
        </text:list-item>
        <text:list-item>
          <text:p text:style-name="P36">字段名:被交接人姓名 字段类型:单选框 必填</text:p>
          <text:p text:style-name="P37"><text:span text:style-name="T4">(/</text:span><text:span text:style-name="T21">dimissioninfo/</text:span><text:span text:style-name="T22">v1/getAllName</text:span><text:span text:style-name="T1">)</text:span></text:p>
        </text:list-item>
        <text:list-item>
          <text:p text:style-name="P36">字段名:交接信息明细 字段类型:文本框 必填</text:p>
        </text:list-item>
        <text:list-item>
          <text:p text:style-name="P36"><text:soft-page-break/>字段名:交接情况 字段类型:文本框 必填</text:p>
        </text:list-item>
      </text:list>
      <text:p text:style-name="P8"><text:span text:style-name="T27"><text:tab/><text:tab/><text:tab/><text:tab/>功能名_</text:span><text:span text:style-name="T36">4:删除 功能类型:编辑</text:span><text:bookmark-start text:name="__DdeLink__20434_1590984082"/><text:span text:style-name="T36">(/</text:span><text:span text:style-name="T17">workhandover/</text:span><text:span text:style-name="T16">v1/</text:span><text:span text:style-name="T22">delete</text:span><text:span text:style-name="T16">/</text:span><text:span text:style-name="T20">{id}</text:span><text:span text:style-name="T28">)</text:span><text:bookmark-end text:name="__DdeLink__20434_1590984082"/></text:p>
      <text:p text:style-name="P8"><text:span text:style-name="T27"><text:tab/><text:tab/><text:tab/><text:tab/>功能名_</text:span><text:span text:style-name="T36">5:确认交接 功能类型:编辑</text:span><text:bookmark-start text:name="__DdeLink__20436_1590984082"/><text:span text:style-name="T36">(/</text:span><text:span text:style-name="T17">workhandover/</text:span><text:span text:style-name="T23">v1/success/{id}</text:span><text:span text:style-name="T28">)</text:span><text:bookmark-end text:name="__DdeLink__20436_1590984082"/></text:p>
      <text:list xml:id="list3741752889529502734" text:style-name="L17">
        <text:list-item>
          <text:p text:style-name="P38">字段名:确认内容 字段类型:文本框 必填</text:p>
        </text:list-item>
        <text:list-item>
          <text:p text:style-name="P38"><text:bookmark-start text:name="__DdeLink__1167_441165464"/>字段名:权责 固定下拉值<text:span text:style-name="T52">(true) <text:s/>前端处理</text:span><text:bookmark-end text:name="__DdeLink__1167_441165464"/></text:p>
        </text:list-item>
      </text:list>
      <text:p text:style-name="P8"><text:span text:style-name="T27"><text:tab/><text:tab/><text:tab/><text:tab/>功能名_</text:span><text:span text:style-name="T37">6:福利模块负责人确认 功能类型:编辑</text:span><text:bookmark-start text:name="__DdeLink__20438_1590984082"/><text:span text:style-name="T37">(/</text:span><text:span text:style-name="T17">workhandover/</text:span><text:span text:style-name="T20">v1/</text:span><text:span text:style-name="T23">authority</text:span><text:span text:style-name="T20">/{id}</text:span><text:span text:style-name="T28">)</text:span><text:bookmark-end text:name="__DdeLink__20438_1590984082"/></text:p>
      <text:list xml:id="list5505086289987840896" text:style-name="L18">
        <text:list-item>
          <text:p text:style-name="P39">字段名:意见 字段类型:文本框 必填</text:p>
        </text:list-item>
        <text:list-item>
          <text:p text:style-name="P40">字段名:权责 固定下拉值<text:span text:style-name="T52">(false) <text:s/>前端处理</text:span></text:p>
        </text:list-item>
      </text:list>
      <text:p text:style-name="P8"><text:span text:style-name="T27"><text:tab/><text:tab/><text:tab/><text:tab/>功能名_</text:span><text:span text:style-name="T37">7:上传附件 <text:s/>功能类型:编辑</text:span><text:bookmark-start text:name="__DdeLink__20440_1590984082"/><text:span text:style-name="T37">(/</text:span><text:span text:style-name="T17">workhandover/</text:span><text:span text:style-name="T20">v1/</text:span><text:span text:style-name="T23">uploadFile</text:span><text:span text:style-name="T20">/{id}</text:span><text:span text:style-name="T28">)</text:span><text:bookmark-end text:name="__DdeLink__20440_1590984082"/></text:p>
      <text:p text:style-name="P4"><text:tab/><text:tab/>导航名_<text:span text:style-name="T5">5:交接信息参考 </text:span></text:p>
      <text:p text:style-name="P8"><text:span text:style-name="T27"><text:tab/><text:tab/><text:tab/><text:tab/>功能名_</text:span><text:span text:style-name="T37">1:列表 功能类型:网格</text:span><text:bookmark-start text:name="__DdeLink__20442_1590984082"/><text:span text:style-name="T37">(/</text:span><text:span text:style-name="T21">handoverreference</text:span><text:span text:style-name="T17">/</text:span><text:span text:style-name="T20">v1/maps</text:span><text:span text:style-name="T28">)</text:span><text:bookmark-end text:name="__DdeLink__20442_1590984082"/></text:p>
      <text:list xml:id="list8008653160190052495" text:style-name="L19">
        <text:list-item>
          <text:p text:style-name="P41">字段名:当前工作范围</text:p>
        </text:list-item>
        <text:list-item>
          <text:p text:style-name="P41">字段名:当前工作目的</text:p>
        </text:list-item>
        <text:list-item>
          <text:p text:style-name="P41">字段名:当前工作范围的权限</text:p>
        </text:list-item>
        <text:list-item>
          <text:p text:style-name="P41">字段名:当前工作资料</text:p>
        </text:list-item>
        <text:list-item>
          <text:p text:style-name="P41">字段名:文件内容明细</text:p>
        </text:list-item>
        <text:list-item>
          <text:p text:style-name="P41">字段名:文件存储路径</text:p>
        </text:list-item>
        <text:list-item>
          <text:p text:style-name="P41">字段名:任务交接类型</text:p>
        </text:list-item>
        <text:list-item>
          <text:p text:style-name="P41">字段名:任务交接内容明细</text:p>
        </text:list-item>
        <text:list-item>
          <text:p text:style-name="P41">字段名:设备交接型号</text:p>
        </text:list-item>
        <text:list-item>
          <text:p text:style-name="P41">字段名:设备交接内容</text:p>
        </text:list-item>
        <text:list-item>
          <text:p text:style-name="P41">字段名:设备交接存储<text:span text:style-name="T6">内容</text:span></text:p>
        </text:list-item>
        <text:list-item>
          <text:p text:style-name="P51">字段名:股权或期权交接类型</text:p>
        </text:list-item>
        <text:list-item>
          <text:p text:style-name="P52">字段名:股权或期权交接内容</text:p>
        </text:list-item>
        <text:list-item>
          <text:p text:style-name="P52">字段名:办公室用品交接类型</text:p>
        </text:list-item>
        <text:list-item>
          <text:p text:style-name="P52">字段名:办公室用品交接内容</text:p>
        </text:list-item>
      </text:list>
      <text:p text:style-name="P10"><text:span text:style-name="T39"><text:tab/><text:tab/><text:tab/><text:tab/>功能名_2:添加 功能类型:编辑</text:span><text:bookmark-start text:name="__DdeLink__20444_1590984082"/><text:span text:style-name="T40">(/</text:span><text:span text:style-name="T24">handoverreference/</text:span><text:span text:style-name="T25">v1/</text:span><text:span text:style-name="T23">save</text:span><text:span text:style-name="T41">)</text:span><text:bookmark-end text:name="__DdeLink__20444_1590984082"/></text:p>
      <text:list xml:id="list994258113002501565" text:style-name="L20">
        <text:list-item>
          <text:p text:style-name="P42">字段名:当前工作范围 字段类型:文本框 必填</text:p>
        </text:list-item>
        <text:list-item>
          <text:p text:style-name="P43">字段名:当前工作目的 字段类型:文本框 必填</text:p>
        </text:list-item>
        <text:list-item>
          <text:p text:style-name="P43">字段名:当前工作范围的权限 字段类型:文本框 必填</text:p>
        </text:list-item>
        <text:list-item>
          <text:p text:style-name="P43">字段名:当前工作资料 字段类型:文本框 必填</text:p>
        </text:list-item>
        <text:list-item>
          <text:p text:style-name="P43">字段名:文件内容明细 字段类型:文本框 必填</text:p>
        </text:list-item>
        <text:list-item>
          <text:p text:style-name="P43">字段名:文件存储路径 字段类型:文本框 必填</text:p>
        </text:list-item>
        <text:list-item>
          <text:p text:style-name="P43">字段名:任务交接类型 字段类型:文本框 必填</text:p>
        </text:list-item>
        <text:list-item>
          <text:p text:style-name="P43">字段名:任务交接内容明细 字段类型:文本框 必填</text:p>
        </text:list-item>
        <text:list-item>
          <text:p text:style-name="P43">字段名:设备交接型号 字段类型:文本框 非必填</text:p>
        </text:list-item>
        <text:list-item>
          <text:p text:style-name="P43">字段名:设备交接内容 字段类型:文本框 非必填</text:p>
        </text:list-item>
        <text:list-item>
          <text:p text:style-name="P43">字段名:设备交接存储<text:span text:style-name="T6">内容 字段类型:文本框 非必填</text:span></text:p>
        </text:list-item>
        <text:list-item>
          <text:p text:style-name="P55">字段名:股权或期权交接类型 字段类型:文本框 非必填</text:p>
        </text:list-item>
        <text:list-item>
          <text:p text:style-name="P53">字段名:股权或期权交接内容 字段类型:文本框 非必填</text:p>
        </text:list-item>
        <text:list-item>
          <text:p text:style-name="P53">字段名:办公室用品交接类型 字段类型:文本框 非必填</text:p>
        </text:list-item>
        <text:list-item>
          <text:p text:style-name="P53">字段名:办公室用品交接内容 字段类型:文本框 非必填</text:p>
        </text:list-item>
      </text:list>
      <text:p text:style-name="P8"><text:span text:style-name="T7"><text:tab/><text:tab/><text:tab/><text:tab/>功能名_</text:span><text:span text:style-name="T8">3:编辑 功能类型:编辑</text:span><text:bookmark-start text:name="__DdeLink__20446_1590984082"/><text:span text:style-name="T9">(/</text:span><text:span text:style-name="T24">handoverreference/</text:span><text:span text:style-name="T25">v1/</text:span><text:span text:style-name="T26">update/{id}</text:span><text:span text:style-name="T10">)</text:span><text:bookmark-end text:name="__DdeLink__20446_1590984082"/></text:p>
      <text:list xml:id="list8108666183651365005" text:style-name="L21">
        <text:list-item>
          <text:p text:style-name="P44">字段名:当前工作范围 字段类型:文本框 必填</text:p>
        </text:list-item>
        <text:list-item>
          <text:p text:style-name="P44"><text:soft-page-break/>字段名:当前工作目的 字段类型:文本框 必填</text:p>
        </text:list-item>
        <text:list-item>
          <text:p text:style-name="P44">字段名:当前工作范围的权限 字段类型:文本框 必填</text:p>
        </text:list-item>
        <text:list-item>
          <text:p text:style-name="P44">字段名:当前工作资料 字段类型:文本框 必填</text:p>
        </text:list-item>
        <text:list-item>
          <text:p text:style-name="P44">字段名:文件内容明细 字段类型:文本框 必填</text:p>
        </text:list-item>
        <text:list-item>
          <text:p text:style-name="P44">字段名:文件存储路径 字段类型:文本框 必填</text:p>
        </text:list-item>
        <text:list-item>
          <text:p text:style-name="P44">字段名:任务交接类型 字段类型:文本框 必填</text:p>
        </text:list-item>
        <text:list-item>
          <text:p text:style-name="P44">字段名:任务交接内容明细 字段类型:文本框 必填</text:p>
        </text:list-item>
        <text:list-item>
          <text:p text:style-name="P44">字段名:设备交接型号 字段类型:文本框 非必填</text:p>
        </text:list-item>
        <text:list-item>
          <text:p text:style-name="P44">字段名:设备交接内容 字段类型:文本框 非必填</text:p>
        </text:list-item>
        <text:list-item>
          <text:p text:style-name="P44">字段名:设备交接存储<text:span text:style-name="T6">内容 字段类型:文本框 非必填</text:span></text:p>
        </text:list-item>
        <text:list-item>
          <text:p text:style-name="P56">字段名:股权或期权交接类型 字段类型:文本框 非必填</text:p>
        </text:list-item>
        <text:list-item>
          <text:p text:style-name="P54">字段名:股权或期权交接内容 字段类型:文本框 非必填</text:p>
        </text:list-item>
        <text:list-item>
          <text:p text:style-name="P54">字段名:办公室用品交接类型 字段类型:文本框 非必填</text:p>
        </text:list-item>
        <text:list-item>
          <text:p text:style-name="P57">字段名:办公室用品交接内容 字段类型:文本框 非必填</text:p>
        </text:list-item>
      </text:list>
      <text:p text:style-name="P10"><text:span text:style-name="T42"><text:tab/><text:tab/><text:tab/><text:tab/>功能名_4:删除 功能类型:编辑</text:span><text:span text:style-name="T40">(/</text:span><text:span text:style-name="T24">handoverreference/</text:span><text:span text:style-name="T25">v1/</text:span><text:span text:style-name="T23">update</text:span><text:span text:style-name="T25">/{id}</text:span><text:span text:style-name="T41">)</text:span></text:p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Bold" svg:font-family="'思源黑体 CN Bold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13:31.913894298</meta:creation-date>
    <dc:date>2017-08-07T10:29:57.154469790</dc:date>
    <meta:editing-duration>PT6H6M9S</meta:editing-duration>
    <meta:editing-cycles>11</meta:editing-cycles>
    <meta:generator>LibreOffice/5.1.3.2$Linux_X86_64 LibreOffice_project/10$Build-2</meta:generator>
    <meta:document-statistic meta:table-count="0" meta:image-count="0" meta:object-count="0" meta:page-count="6" meta:paragraph-count="232" meta:word-count="3469" meta:character-count="5397" meta:non-whitespace-character-count="5045"/>
  </office:meta>
</office:document-meta>
</file>